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000000050416E9E0A.png" manifest:media-type="image/png"/>
  <manifest:file-entry manifest:full-path="Pictures/1000000100000050000000504EB58C4A.png" manifest:media-type="image/png"/>
  <manifest:file-entry manifest:full-path="Pictures/1000000100000050000000500F7FCAE6.png" manifest:media-type="image/png"/>
  <manifest:file-entry manifest:full-path="Pictures/1000000100000050000000506848CEBE.png" manifest:media-type="image/png"/>
  <manifest:file-entry manifest:full-path="Pictures/10000001000000500000005050E511C0.png" manifest:media-type="image/png"/>
  <manifest:file-entry manifest:full-path="Pictures/100000010000005000000050585118E0.png" manifest:media-type="image/png"/>
  <manifest:file-entry manifest:full-path="Pictures/100000010000005000000050E78C05AE.png" manifest:media-type="image/png"/>
  <manifest:file-entry manifest:full-path="Pictures/10000001000004000000040055E09C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3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78cm" fo:min-width="2.106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039cm" loext:decorative="false"/>
      <style:paragraph-properties style:writing-mode="lr-tb"/>
    </style:style>
    <style:style style:name="gr5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6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11cm" svg:stroke-color="#000000" draw:marker-start-width="0.217cm" draw:marker-end-width="0.217cm" draw:fill="solid" draw:fill-color="#ffff0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8" style:family="graphic" style:parent-style-name="standard">
      <style:graphic-properties svg:stroke-width="0.011cm" svg:stroke-color="#000000" draw:marker-start-width="0.217cm" draw:marker-end-width="0.217cm" draw:fill="solid" draw:fill-color="#ff00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11cm" svg:stroke-color="#000000" draw:marker-start-width="0.217cm" draw:marker-end-width="0.217cm" draw:fill="solid" draw:fill-color="#009bff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10" style:family="graphic" style:parent-style-name="standard">
      <style:graphic-properties svg:stroke-width="0.011cm" svg:stroke-color="#000000" draw:marker-start-width="0.217cm" draw:marker-end-width="0.217cm" draw:fill="solid" draw:fill-color="#5eb91e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729fcf" draw:marker-start="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objectwithoutfill">
      <style:graphic-properties svg:stroke-width="0.035cm" svg:stroke-color="#acb2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46cm" fo:min-width="1.934cm" fo:padding-top="0.178cm" fo:padding-bottom="0.178cm" fo:padding-left="0.303cm" fo:padding-right="0.303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ot_20__28_Rounded_29_" svg:stroke-width="0.035cm" svg:stroke-color="#f10d0c" draw:marker-start-width="0.252cm" draw:marker-end="Arrowheads_20_4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objectwithoutfill">
      <style:graphic-properties svg:stroke-width="0.035cm" svg:stroke-color="#666666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752cm" fo:min-width="1.553cm" fo:padding-top="0.178cm" fo:padding-bottom="0.178cm" fo:padding-left="0.303cm" fo:padding-right="0.30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9.055cm" fo:min-width="10.926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solid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8cm" fo:min-width="10.958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9.044cm" fo:min-width="5.056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1.295cm" fo:min-width="7.823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35cm" svg:stroke-color="#ff0000" draw:marker-start="" draw:marker-start-width="0.3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10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middle" draw:auto-grow-height="false" fo:min-height="0.144cm" fo:min-width="0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26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106cm" svg:stroke-color="#5983b0" draw:marker-start-width="0.359cm" draw:marker-end-width="0.359cm" draw:fill="solid" draw:fill-color="#ffa6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withoutfill">
      <style:graphic-properties svg:stroke-width="0.035cm" svg:stroke-color="#5983b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12.334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74cm" fo:min-width="1.934cm" fo:padding-top="0.178cm" fo:padding-bottom="0.178cm" fo:padding-left="0.303cm" fo:padding-right="0.303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136cm" fo:min-width="0.664cm" fo:padding-top="0.178cm" fo:padding-bottom="0.178cm" fo:padding-left="0.303cm" fo:padding-right="0.303cm" loext:decorative="false"/>
    </style:style>
    <style:style style:name="gr38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136cm" fo:min-width="0.664cm" fo:padding-top="0.178cm" fo:padding-bottom="0.178cm" fo:padding-left="0.303cm" fo:padding-right="0.303cm" loext:decorative="false"/>
    </style:style>
    <style:style style:name="gr39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56cm" fo:min-width="1.95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234cm" loext:decorative="false"/>
      <style:paragraph-properties style:writing-mode="lr-tb"/>
    </style:style>
    <style:style style:name="gr41" style:family="graphic" style:parent-style-name="standard">
      <style:graphic-properties svg:stroke-width="0.011cm" svg:stroke-color="#000000" draw:marker-start-width="0.217cm" draw:marker-end-width="0.217cm" draw:fill="solid" draw:fill-color="#ffff38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9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81cm" loext:decorative="false"/>
      <style:paragraph-properties style:writing-mode="lr-tb"/>
    </style:style>
    <style:style style:name="gr44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236cm" fo:min-width="1.739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185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75%" style:mirror="none" loext:decorative="false"/>
      <style:paragraph-properties style:writing-mode="lr-tb"/>
    </style:style>
    <style:style style:name="gr49" style:family="graphic" style:parent-style-name="objectwithoutfill">
      <style:graphic-properties svg:stroke-width="0.035cm" svg:stroke-color="#80808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9cm" fo:min-width="5.089cm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top" draw:auto-grow-height="false" fo:min-height="1.138cm" fo:min-width="1.498cm" fo:padding-top="0.142cm" fo:padding-bottom="0.142cm" fo:padding-left="0.267cm" fo:padding-right="0.267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53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132cm" fo:min-width="1.118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09cm" fo:min-width="1.596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803cm" fo:min-width="1.553cm" fo:padding-top="0.178cm" fo:padding-bottom="0.178cm" fo:padding-left="0.303cm" fo:padding-right="0.30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9cm" fo:min-width="1.09cm" loext:decorative="false"/>
      <style:paragraph-properties style:writing-mode="lr-tb"/>
    </style:style>
    <style:style style:name="gr57" style:family="graphic">
      <style:graphic-properties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803cm" fo:min-width="1.553cm" fo:padding-top="0.178cm" fo:padding-bottom="0.178cm" fo:padding-left="0.303cm" fo:padding-right="0.303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0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cm" fo:min-width="0.164cm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63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066cm" fo:min-width="0.411cm" fo:padding-top="0.178cm" fo:padding-bottom="0.178cm" fo:padding-left="0.303cm" fo:padding-right="0.303cm" loext:decorative="false"/>
    </style:style>
    <style:style style:name="gr64" style:family="graphic" style:parent-style-name="standard">
      <style:graphic-properties draw:stroke="none" svg:stroke-width="0.018cm" svg:stroke-color="#acb20c" draw:marker-start-width="0.227cm" draw:marker-end-width="0.227cm" draw:fill="solid" draw:fill-color="#ffffd7" draw:textarea-horizontal-align="justify" draw:textarea-vertical-align="middle" draw:auto-grow-height="false" fo:min-height="1.154cm" fo:min-width="0.497cm" fo:padding-top="0.134cm" fo:padding-bottom="0.134cm" fo:padding-left="0.259cm" fo:padding-right="0.259cm" loext:decorative="false"/>
    </style:style>
    <style:style style:name="gr65" style:family="graphic" style:parent-style-name="standard">
      <style:graphic-properties draw:stroke="none" draw:fill="none" fo:min-height="0.23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262cm" loext:decorative="false"/>
      <style:paragraph-properties style:writing-mode="lr-tb"/>
    </style:style>
    <style:style style:name="gr67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76cm" fo:min-width="1.611cm" fo:padding-top="0.178cm" fo:padding-bottom="0.178cm" fo:padding-left="0.303cm" fo:padding-right="0.303cm" style:writing-mode="lr-tb" loext:decorative="false"/>
      <style:paragraph-properties style:writing-mode="lr-tb"/>
    </style:style>
    <style:style style:name="gr68" style:family="graphic" style:parent-style-name="standard">
      <style:graphic-properties draw:stroke="dash" draw:stroke-dash="Dot_20__28_Rounded_29_" svg:stroke-width="0.035cm" svg:stroke-color="#ff0000" draw:marker-start-width="0.252cm" draw:marker-end-width="0.252cm" svg:stroke-linecap="round" draw:fill="solid" draw:fill-color="#ffffff" draw:textarea-horizontal-align="justify" draw:textarea-vertical-align="middle" draw:auto-grow-height="false" fo:min-height="1.614cm" fo:min-width="1.757cm" fo:padding-top="0.142cm" fo:padding-bottom="0.142cm" fo:padding-left="0.267cm" fo:padding-right="0.267cm" loext:decorative="false"/>
    </style:style>
    <style:style style:name="gr69" style:family="graphic" style:parent-style-name="standard">
      <style:graphic-properties draw:stroke="none" svg:stroke-width="0.212cm" draw:marker-start-width="0.518cm" draw:marker-end-width="0.518cm" draw:fill="solid" draw:fill-color="#ffffff" loext:fill-use-slide-background="false" draw:opacity="100%" draw:textarea-vertical-align="middle" draw:auto-grow-height="false" fo:min-height="0.181cm" fo:min-width="1.703cm" style:writing-mode="lr-tb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16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803cm" fo:min-width="1.553cm" fo:padding-top="0.178cm" fo:padding-bottom="0.178cm" fo:padding-left="0.303cm" fo:padding-right="0.303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FreeSans1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solid" draw:fill-color="#dee6e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 draw:fill-color="#ffffff"/>
      <style:text-properties style:font-name="FreeSans1" fo:font-size="6pt" style:font-size-asian="6pt" style:font-size-complex="6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ff0000"/>
      <style:paragraph-properties fo:text-align="center" style:writing-mode="lr-tb"/>
    </style:style>
    <style:style style:name="P9" style:family="paragraph">
      <loext:graphic-properties draw:fill="solid" draw:fill-color="#009bff"/>
      <style:paragraph-properties fo:text-align="center"/>
    </style:style>
    <style:style style:name="P10" style:family="paragraph">
      <loext:graphic-properties draw:fill="solid" draw:fill-color="#5eb91e"/>
      <style:paragraph-properties fo:text-align="center" style:writing-mode="lr-tb"/>
    </style:style>
    <style:style style:name="P11" style:family="paragraph">
      <loext:graphic-properties draw:fill="solid" draw:fill-color="#ffd7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solid" draw:fill-color="#729fcf" draw:opacity="0%"/>
      <style:paragraph-properties fo:text-align="center" style:writing-mode="lr-tb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solid" draw:fill-color="#b4c7dc"/>
      <style:paragraph-properties fo:text-align="center"/>
    </style:style>
    <style:style style:name="P15" style:family="paragraph">
      <style:paragraph-properties fo:text-align="start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6" style:family="paragraph">
      <loext:graphic-properties draw:fill="solid" draw:fill-color="#729fcf" draw:opacity="0%"/>
      <style:paragraph-properties fo:text-align="start" style:writing-mode="lr-tb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7" style:family="paragraph">
      <loext:graphic-properties draw:fill="solid" draw:fill-color="#ffffa6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ffa6a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P21" style:family="paragraph">
      <style:paragraph-properties fo:text-align="start"/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P22" style:family="paragraph">
      <loext:graphic-properties draw:fill="solid" draw:fill-color="#729fcf" draw:opacity="0%"/>
      <style:paragraph-properties fo:text-align="start" style:writing-mode="lr-tb"/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25" style:family="paragraph">
      <loext:graphic-properties draw:fill="solid" draw:fill-color="#ffffd7"/>
      <style:paragraph-properties fo:text-align="center"/>
    </style:style>
    <style:style style:name="P26" style:family="paragraph">
      <loext:graphic-properties draw:fill="solid" draw:fill-color="#dee6ef"/>
      <style:paragraph-properties fo:text-align="center"/>
    </style:style>
    <style:style style:name="P27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28" style:family="paragraph">
      <loext:graphic-properties draw:fill="none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29" style:family="paragraph">
      <loext:graphic-properties draw:fill="solid" draw:fill-color="#ffff38"/>
      <style:paragraph-properties fo:text-align="center"/>
    </style:style>
    <style:style style:name="P30" style:family="paragraph"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="none" draw:fill-color="#ffffff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3" style:family="paragraph"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fffff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6" style:family="paragraph">
      <style:paragraph-properties fo:text-align="center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7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8" style:family="paragraph">
      <loext:graphic-properties draw:fill="solid" draw:fill-color="#ffff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9" style:family="paragraph">
      <style:text-properties style:font-name="FreeSans1" fo:font-size="6pt" style:font-size-asian="6pt" style:font-size-complex="6pt"/>
    </style:style>
    <style:style style:name="P40" style:family="paragraph">
      <style:paragraph-properties fo:text-align="center"/>
    </style:style>
    <style:style style:name="P41" style:family="paragraph">
      <style:paragraph-properties fo:margin-top="0.42cm" fo:margin-bottom="0.35cm"/>
      <style:text-properties fo:font-size="10pt" fo:font-weight="bold" style:font-size-asian="10pt" style:font-size-complex="10pt"/>
    </style:style>
    <style:style style:name="P42" style:family="paragraph">
      <loext:graphic-properties draw:fill="none" draw:fill-color="#ffffff"/>
      <style:paragraph-properties fo:margin-top="0.42cm" fo:margin-bottom="0.35cm"/>
      <style:text-properties fo:font-size="10pt" fo:font-weight="bold" style:font-size-asian="10pt" style:font-size-complex="10pt"/>
    </style:style>
    <style:style style:name="P43" style:family="paragraph">
      <style:text-properties fo:font-size="3pt"/>
    </style:style>
    <style:style style:name="P44" style:family="paragraph">
      <loext:graphic-properties draw:fill="none" draw:fill-color="#ffffff"/>
      <style:text-properties fo:font-size="3pt" style:font-size-asian="6pt" style:font-size-complex="6pt"/>
    </style:style>
    <style:style style:name="P45" style:family="paragraph">
      <style:text-properties style:font-name="FreeSans1" fo:font-size="3pt"/>
    </style:style>
    <style:style style:name="P46" style:family="paragraph">
      <loext:graphic-properties draw:fill="none" draw:fill-color="#ffffff"/>
      <style:text-properties style:font-name="FreeSans1" fo:font-size="3pt" style:font-size-asian="11pt" style:font-size-complex="11pt"/>
    </style:style>
    <style:style style:name="P47" style:family="paragraph">
      <style:text-properties style:font-name="FreeSans1" fo:font-size="3pt" style:font-size-asian="3pt" style:font-size-complex="3pt"/>
    </style:style>
    <style:style style:name="P48" style:family="paragraph">
      <loext:graphic-properties draw:fill="none" draw:fill-color="#ffffff"/>
      <style:text-properties style:font-name="FreeSans1" fo:font-size="3pt" style:font-size-asian="3pt" style:font-size-complex="3pt"/>
    </style:style>
    <style:style style:name="P49" style:family="paragraph">
      <loext:graphic-properties draw:fill="none"/>
    </style:style>
    <style:style style:name="P50" style:family="paragraph">
      <style:paragraph-properties fo:margin-top="0.42cm" fo:margin-bottom="0.35cm"/>
      <style:text-properties fo:font-size="10pt" style:font-size-asian="10pt" style:font-size-complex="10pt"/>
    </style:style>
    <style:style style:name="P51" style:family="paragraph">
      <loext:graphic-properties draw:fill="none" draw:fill-color="#ffffff"/>
      <style:text-properties fo:font-size="4pt" style:font-size-asian="4pt" style:font-size-complex="4pt"/>
    </style:style>
    <style:style style:name="P52" style:family="paragraph">
      <style:paragraph-properties fo:text-align="center"/>
      <style:text-properties fo:color="#ff0000" loext:opacity="100%" style:font-name="FreeSans1" fo:font-size="4.5pt" fo:font-weight="normal" style:font-size-asian="4pt" style:font-weight-asian="normal" style:font-size-complex="4pt" style:font-weight-complex="normal"/>
    </style:style>
    <style:style style:name="P53" style:family="paragraph">
      <loext:graphic-properties draw:fill="solid" draw:fill-color="#ffffff" draw:opacity="100%"/>
      <style:paragraph-properties fo:text-align="center" style:writing-mode="lr-tb"/>
      <style:text-properties fo:color="#ff0000" loext:opacity="100%" style:font-name="FreeSans1" fo:font-size="4.5pt" fo:font-weight="normal" style:font-size-asian="4pt" style:font-weight-asian="normal" style:font-size-complex="4pt" style:font-weight-complex="normal"/>
    </style:style>
    <style:style style:name="P54" style:family="paragraph">
      <style:text-properties style:font-name="FreeSans1" fo:font-size="4pt" style:font-size-asian="3pt" style:font-size-complex="3pt"/>
    </style:style>
    <style:style style:name="P55" style:family="paragraph">
      <loext:graphic-properties draw:fill="none" draw:fill-color="#ffffff"/>
      <style:text-properties style:font-name="FreeSans1" fo:font-size="4pt" style:font-size-asian="3pt" style:font-size-complex="3pt"/>
    </style:style>
    <style:style style:name="T1" style:family="text">
      <style:text-properties style:font-name="FreeSans1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FreeSans1" fo:font-size="6pt" style:font-size-asian="6pt" style:font-size-complex="6pt"/>
    </style:style>
    <style:style style:name="T3" style:family="text">
      <style:text-properties style:font-name="FreeSans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1" fo:font-size="5.40000009536743pt" fo:font-style="normal" fo:text-shadow="none" style:text-underline-style="none" fo:font-weight="normal" style:letter-kerning="true" style:font-name-asian="Noto Sans CJK SC" style:font-size-asian="3.59999990463257pt" style:font-style-asian="normal" style:font-weight-asian="normal" style:font-name-complex="Noto Sans1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T8" style:family="text">
      <style:text-properties fo:color="#b2b2b2" loext:opacity="100%" style:font-name="FreeSans1" fo:font-size="4.90000009536743pt" fo:font-weight="normal" fo:background-color="#ffffff" style:font-size-asian="3.20000004768372pt" style:font-weight-asian="normal" style:font-size-complex="3.20000004768372pt" style:font-weight-complex="normal"/>
    </style:style>
    <style:style style:name="T9" style:family="text">
      <style:text-properties style:font-name="FreeSans1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FreeSans"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3.59999990463257pt" style:font-size-asian="3.59999990463257pt" style:font-size-complex="3.59999990463257pt"/>
    </style:style>
    <style:style style:name="T12" style:family="text">
      <style:text-properties fo:font-size="3.59999990463257pt" fo:font-weight="bold" style:font-size-asian="3.59999990463257pt" style:font-weight-asian="bold" style:font-size-complex="3.59999990463257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style:font-size-asian="6pt" style:font-size-complex="6pt"/>
    </style:style>
    <style:style style:name="T16" style:family="text">
      <style:text-properties style:font-size-asian="11pt" style:font-size-complex="11pt"/>
    </style:style>
    <style:style style:name="T17" style:family="text">
      <style:text-properties fo:font-size="3pt" style:font-size-asian="3pt" style:font-size-complex="3pt"/>
    </style:style>
    <style:style style:name="T18" style:family="text">
      <style:text-properties style:font-name="FreeSans1" fo:font-weight="normal" style:font-size-asian="6pt" style:font-weight-asian="normal" style:font-size-complex="6pt" style:font-weight-complex="normal"/>
    </style:style>
    <style:style style:name="T19" style:family="text">
      <style:text-properties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0.381cm" svg:height="0.381cm" svg:x="3.833cm" svg:y="3.591cm">
            <draw:image xlink:href="Pictures/10000001000004000000040055E09CEE.png" xlink:type="simple" xlink:show="embed" xlink:actuate="onLoad" draw:mime-type="image/png">
              <text:p/>
            </draw:image>
          </draw:frame>
          <draw:g draw:style-name="gr1">
            <draw:custom-shape draw:style-name="gr3" draw:text-style-name="P3" draw:layer="layout" svg:width="2.712cm" svg:height="2.136cm" svg:x="1.5cm" svg:y="3.946cm">
              <text:p text:style-name="P2"><text:span text:style-name="T1">Flinging Half Nelson</text:span></text:p>
              <text:p text:style-name="P2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4" draw:layer="layout" svg:width="1.539cm" svg:height="0.484cm" svg:x="2.104cm" svg:y="5.549cm">
              <draw:text-box>
                <text:p><text:span text:style-name="T1">45</text:span><text:span text:style-name="T2"> damage</text:span></text:p>
              </draw:text-box>
            </draw:frame>
            <draw:g draw:style-name="gr1">
              <draw:g draw:style-name="gr1">
                <draw:custom-shape draw:style-name="gr5" draw:text-style-name="P5" draw:layer="layout" svg:width="0.127cm" svg:height="0.127cm" svg:x="2.521cm" svg:y="4.6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6" draw:layer="layout" svg:width="0.127cm" svg:height="0.127cm" svg:x="2.521cm" svg:y="4.8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2.648cm" svg:y="4.6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6" draw:layer="layout" svg:width="0.127cm" svg:height="0.127cm" svg:x="2.648cm" svg:y="4.8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2.648cm" svg:y="4.6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8" draw:text-style-name="P8" draw:layer="layout" svg:width="0.127cm" svg:height="0.127cm" svg:x="2.648cm" svg:y="4.8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1">
                <draw:custom-shape draw:style-name="gr9" draw:text-style-name="P9" draw:layer="layout" svg:width="0.127cm" svg:height="0.127cm" svg:x="2.858cm" svg:y="4.6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6" draw:layer="layout" svg:width="0.127cm" svg:height="0.127cm" svg:x="2.858cm" svg:y="4.8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2.985cm" svg:y="4.689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6" draw:text-style-name="P6" draw:layer="layout" svg:width="0.127cm" svg:height="0.127cm" svg:x="2.985cm" svg:y="4.8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1">
              <draw:g draw:style-name="gr1">
                <draw:custom-shape draw:style-name="gr9" draw:text-style-name="P9" draw:layer="layout" svg:width="0.127cm" svg:height="0.127cm" svg:x="2.858cm" svg:y="5.0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27cm" svg:height="0.127cm" svg:x="2.858cm" svg:y="5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2.985cm" svg:y="5.0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8" draw:layer="layout" svg:width="0.127cm" svg:height="0.127cm" svg:x="2.985cm" svg:y="5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1">
                <draw:custom-shape draw:style-name="gr9" draw:text-style-name="P9" draw:layer="layout" svg:width="0.127cm" svg:height="0.127cm" svg:x="2.517cm" svg:y="5.0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10" draw:layer="layout" svg:width="0.127cm" svg:height="0.127cm" svg:x="2.517cm" svg:y="5.1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2.644cm" svg:y="5.0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8" draw:text-style-name="P8" draw:layer="layout" svg:width="0.127cm" svg:height="0.127cm" svg:x="2.644cm" svg:y="5.1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line draw:style-name="gr11" draw:text-style-name="P1" draw:layer="layout" svg:x1="5.661cm" svg:y1="3.341cm" svg:x2="5.654cm" svg:y2="3.942cm">
          <text:p/>
        </draw:line>
        <draw:line draw:style-name="gr12" draw:text-style-name="P1" draw:layer="layout" svg:x1="5.636cm" svg:y1="3.354cm" svg:x2="4.158cm" svg:y2="3.97cm">
          <text:p/>
        </draw:line>
        <draw:line draw:style-name="gr13" draw:text-style-name="P1" draw:layer="layout" svg:x1="5.671cm" svg:y1="3.336cm" svg:x2="7.198cm" svg:y2="3.943cm">
          <text:p/>
        </draw:line>
        <draw:line draw:style-name="gr13" draw:text-style-name="P1" draw:layer="layout" svg:x1="9.314cm" svg:y1="4.933cm" svg:x2="10.045cm" svg:y2="4.072cm">
          <text:p/>
        </draw:line>
        <draw:custom-shape draw:style-name="gr14" draw:text-style-name="P11" xml:id="id2" draw:id="id2" draw:layer="layout" svg:width="2.54cm" svg:height="1.502cm" svg:x="14.396cm" svg:y="8.525cm">
          <text:p text:style-name="P2"><text:span text:style-name="T1">Arm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5.624cm" svg:y1="5.305cm" svg:x2="15.639cm" svg:y2="8.545cm">
          <text:p/>
        </draw:line>
        <draw:line draw:style-name="gr16" draw:text-style-name="P1" draw:layer="layout" svg:x1="15.591cm" svg:y1="3.08cm" svg:x2="15.597cm" svg:y2="3.731cm">
          <text:p/>
        </draw:line>
        <draw:g draw:style-name="gr1">
          <draw:custom-shape draw:style-name="gr17" draw:text-style-name="P3" draw:layer="layout" svg:width="2.159cm" svg:height="2.108cm" svg:x="3.213cm" svg:y="6.684cm">
            <text:p text:style-name="P2"><text:span text:style-name="T1">Choke Slee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539cm" svg:height="0.484cm" svg:x="3.54cm" svg:y="8.229cm">
            <draw:text-box>
              <text:p><text:span text:style-name="T1">60</text:span><text:span text:style-name="T2"> damage</text:span></text:p>
            </draw:text-box>
          </draw:frame>
          <draw:g draw:style-name="gr1">
            <draw:g draw:style-name="gr1">
              <draw:custom-shape draw:style-name="gr5" draw:text-style-name="P5" draw:layer="measurelines" svg:width="0.127cm" svg:height="0.127cm" svg:x="3.725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3.725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3.852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measurelines" svg:width="0.127cm" svg:height="0.127cm" svg:x="3.852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measurelines" svg:width="0.127cm" svg:height="0.127cm" svg:x="4.042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measurelines" svg:width="0.127cm" svg:height="0.127cm" svg:x="4.042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4.169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4.169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measurelines" svg:width="0.127cm" svg:height="0.127cm" svg:x="4.352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4.352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4.479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measurelines" svg:width="0.127cm" svg:height="0.127cm" svg:x="4.479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measurelines" svg:width="0.127cm" svg:height="0.127cm" svg:x="4.677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4.677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7cm" svg:height="0.127cm" svg:x="4.804cm" svg:y="7.42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4.804cm" svg:y="7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5" draw:text-style-name="P5" draw:layer="layout" svg:width="0.127cm" svg:height="0.127cm" svg:x="3.722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3.722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127cm" svg:height="0.127cm" svg:x="3.849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3.849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4.049cm" svg:y="7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4.049cm" svg:y="7.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4.176cm" svg:y="7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4.176cm" svg:y="7.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4.677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4.804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4.677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4.804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4.358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4.358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4.485cm" svg:y="7.7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4.485cm" svg:y="7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18" draw:text-style-name="P1" draw:layer="layout" svg:width="11.46cm" svg:height="9.339cm" svg:x="1.21cm" svg:y="1.0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.492cm" svg:height="3.102cm" svg:x="1.189cm" svg:y="10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5.59cm" svg:height="9.328cm" svg:x="12.911cm" svg:y="1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8.323cm" svg:height="1.545cm" svg:x="2.611cm" svg:y="10.433cm">
          <text:p text:style-name="P12"><text:span text:style-name="T3">Tekken 8 Armor King chain throw chart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draw:type="curve" svg:x1="16.885cm" svg:y1="2.355cm" svg:x2="16.936cm" svg:y2="9.276cm" draw:start-shape="id1" draw:start-glue-point="1" draw:end-shape="id2" draw:end-glue-point="1" svg:d="M16885 2355c826 0 801 6921 51 6921" svg:viewBox="0 0 618 6922">
          <text:p/>
        </draw:connector>
        <draw:g draw:style-name="gr1">
          <draw:custom-shape draw:style-name="gr23" draw:text-style-name="P14" draw:layer="layout" svg:width="0.436cm" svg:height="0.436cm" svg:x="2.104cm" svg:y="11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6" draw:layer="layout" svg:width="1.602cm" svg:height="0.412cm" svg:x="2.387cm" svg:y="11.711cm">
            <text:p text:style-name="P15"><text:span text:style-name="T5">1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25" draw:text-style-name="P17" draw:layer="layout" svg:width="0.436cm" svg:height="0.436cm" svg:x="2.104cm" svg:y="12.2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6" draw:layer="layout" svg:width="1.602cm" svg:height="0.412cm" svg:x="2.387cm" svg:y="12.216cm">
            <text:p text:style-name="P15"><text:span text:style-name="T5">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26" draw:text-style-name="P14" draw:layer="layout" svg:width="0.226cm" svg:height="0.454cm" svg:x="4.508cm" svg:y="12.1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6" draw:layer="layout" svg:width="1.602cm" svg:height="0.412cm" svg:x="4.791cm" svg:y="12.175cm">
            <text:p text:style-name="P15"><text:span text:style-name="T5">1 or 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7" draw:layer="layout" svg:width="0.226cm" svg:height="0.454cm" svg:x="4.734cm" svg:y="12.1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28" draw:text-style-name="P18" draw:layer="layout" svg:width="0.454cm" svg:height="0.428cm" svg:x="7.056cm" svg:y="1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6" draw:layer="layout" svg:width="1.764cm" svg:height="0.412cm" svg:x="7.35cm" svg:y="11.644cm">
            <text:p text:style-name="P15"><text:span text:style-name="T5">Unbreak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30" draw:text-style-name="P19" draw:layer="layout" svg:width="0.436cm" svg:height="0.436cm" svg:x="4.508cm" svg:y="11.7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6" draw:layer="layout" svg:width="1.602cm" svg:height="0.412cm" svg:x="4.791cm" svg:y="11.693cm">
            <text:p text:style-name="P15"><text:span text:style-name="T5">1+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frame draw:style-name="gr31" draw:text-style-name="P1" draw:layer="layout" svg:width="0.508cm" svg:height="0.508cm" svg:x="9.559cm" svg:y="11.613cm">
            <draw:image xlink:href="Pictures/10000001000004000000040055E09CEE.png" xlink:type="simple" xlink:show="embed" xlink:actuate="onLoad" draw:mime-type="image/png">
              <text:p/>
            </draw:image>
          </draw:frame>
          <draw:custom-shape draw:style-name="gr29" draw:text-style-name="P16" draw:layer="layout" svg:width="1.764cm" svg:height="0.412cm" svg:x="9.883cm" svg:y="11.614cm">
            <text:p text:style-name="P15"><text:span text:style-name="T5">Side Swit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" draw:layer="layout" svg:width="0.381cm" svg:height="0.381cm" svg:x="16.495cm" svg:y="8.201cm">
          <draw:image xlink:href="Pictures/10000001000004000000040055E09CEE.png" xlink:type="simple" xlink:show="embed" xlink:actuate="onLoad" draw:mime-type="image/png">
            <text:p/>
          </draw:image>
        </draw:frame>
        <draw:line draw:style-name="gr32" draw:text-style-name="P1" draw:layer="layout" svg:x1="9.322cm" svg:y1="4.968cm" svg:x2="10.065cm" svg:y2="5.958cm">
          <text:p/>
        </draw:line>
        <draw:custom-shape draw:style-name="gr33" draw:text-style-name="P22" draw:layer="layout" svg:width="12.834cm" svg:height="1.159cm" svg:x="1.118cm" svg:y="9.419cm">
          <text:p text:style-name="P20"><text:span text:style-name="T6">*</text:span><text:span text:style-name="T7">Each row shows an optional input.</text:span></text:p>
          <text:p text:style-name="P21"><text:span text:style-name="T6">**All damage values are based on powered up inputs.</text:span></text:p>
          <text:p text:style-name="P20"><text:span text:style-name="T6">***</text:span><text:span text:style-name="T7">Powered up inputs are shown. For the normal version use the throw break input (ex: Neck Drop input would be 1+2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4" draw:layer="layout" svg:width="5.417cm" svg:height="1.183cm" svg:x="4.644cm" svg:y="12.73cm">
          <draw:text-box>
            <text:p text:style-name="P23"><text:span text:style-name="T8">Cre</text:span><text:span text:style-name="T8">ate</text:span><text:span text:style-name="T8">d </text:span><text:span text:style-name="T8">by: </text:span><text:span text:style-name="T8">Au</text:span><text:span text:style-name="T8">suri</text:span></text:p>
            <text:p text:style-name="P23"><text:span text:style-name="T8">Ver</text:span><text:span text:style-name="T8">sio</text:span><text:span text:style-name="T8">n </text:span><text:span text:style-name="T8">1.3</text:span><text:span text:style-name="T8"><text:line-break/></text:span><text:span text:style-name="T8">16 </text:span><text:span text:style-name="T8">OC</text:span><text:span text:style-name="T8">T </text:span><text:span text:style-name="T8">20</text:span><text:span text:style-name="T8">25</text:span></text:p>
            <text:p text:style-name="P23"><text:span text:style-name="T8">git</text:span><text:span text:style-name="T8">hu</text:span><text:span text:style-name="T8">b.c</text:span><text:span text:style-name="T8">om</text:span><text:span text:style-name="T8">/</text:span><text:span text:style-name="T8">Au</text:span><text:span text:style-name="T8">suri</text:span><text:span text:style-name="T8">/</text:span><text:span text:style-name="T8">tek</text:span><text:span text:style-name="T8">ken</text:span><text:span text:style-name="T8">8-</text:span><text:span text:style-name="T8">ar</text:span><text:span text:style-name="T8">mo</text:span><text:span text:style-name="T8">r-</text:span><text:span text:style-name="T8">kin</text:span><text:span text:style-name="T8">g-</text:span><text:span text:style-name="T8">thr</text:span><text:span text:style-name="T8">ow</text:span><text:span text:style-name="T8">-</text:span><text:span text:style-name="T8">cha</text:span><text:span text:style-name="T8">rt</text:span></text:p>
          </draw:text-box>
        </draw:frame>
        <draw:frame draw:style-name="gr31" draw:text-style-name="P1" draw:layer="layout" svg:width="0.508cm" svg:height="0.508cm" svg:x="9.563cm" svg:y="12.137cm">
          <draw:image xlink:href="Pictures/100000010000005000000050E78C05AE.png" xlink:type="simple" xlink:show="embed" xlink:actuate="onLoad" draw:mime-type="image/png">
            <text:p/>
          </draw:image>
        </draw:frame>
        <draw:frame draw:style-name="gr35" draw:text-style-name="P1" draw:layer="layout" svg:width="0.508cm" svg:height="0.533cm" svg:x="7.021cm" svg:y="12.149cm">
          <draw:image xlink:href="Pictures/100000010000005000000050585118E0.png" xlink:type="simple" xlink:show="embed" xlink:actuate="onLoad" draw:mime-type="image/png">
            <text:p/>
          </draw:image>
        </draw:frame>
        <draw:custom-shape draw:style-name="gr36" draw:text-style-name="P11" xml:id="id1" draw:id="id1" draw:layer="layout" svg:width="2.54cm" svg:height="1.53cm" svg:x="14.345cm" svg:y="1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37" draw:text-style-name="P25" draw:layer="layout" svg:width="1.27cm" svg:height="1.492cm" svg:x="15.623cm" svg:y="3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26" draw:layer="layout" svg:width="1.27cm" svg:height="1.492cm" svg:x="14.353cm" svg:y="3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39" draw:text-style-name="P27" draw:layer="layout" svg:width="2.455cm" svg:height="0.406cm" svg:x="14.378cm" svg:y="3.894cm">
            <text:p text:style-name="P2"><text:span text:style-name="T1">Ultimate Punch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28" draw:layer="layout" svg:width="0.778cm" svg:height="0.484cm" svg:x="15.292cm" svg:y="4.292cm">
            <draw:text-box>
              <text:p><text:span text:style-name="T9">or</text:span></text:p>
            </draw:text-box>
          </draw:frame>
          <draw:frame draw:style-name="gr4" draw:text-style-name="P4" draw:layer="layout" svg:width="1.539cm" svg:height="0.484cm" svg:x="14.874cm" svg:y="4.741cm">
            <draw:text-box>
              <text:p><text:span text:style-name="T1">30</text:span><text:span text:style-name="T2"> damage</text:span></text:p>
            </draw:text-box>
          </draw:frame>
          <draw:g draw:style-name="gr1">
            <draw:custom-shape draw:style-name="gr9" draw:text-style-name="P9" draw:layer="measurelines" svg:width="0.127cm" svg:height="0.127cm" svg:x="15.177cm" svg:y="4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177cm" svg:y="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measurelines" svg:width="0.127cm" svg:height="0.127cm" svg:x="15.304cm" svg:y="4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304cm" svg:y="4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5" draw:text-style-name="P5" draw:layer="measurelines" svg:width="0.127cm" svg:height="0.127cm" svg:x="15.833cm" svg:y="4.3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833cm" svg:y="4.5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9" draw:layer="measurelines" svg:width="0.127cm" svg:height="0.127cm" svg:x="15.96cm" svg:y="4.3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96cm" svg:y="4.5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">
          <draw:frame draw:style-name="gr42" draw:text-style-name="P4" draw:layer="layout" svg:width="2.796cm" svg:height="0.484cm" svg:x="14.274cm" svg:y="9.222cm">
            <draw:text-box>
              <text:p><text:span text:style-name="T1">25</text:span><text:span text:style-name="T2"> damage </text:span><text:span text:style-name="T2">(no </text:span><text:span text:style-name="T2">punches)</text:span></text:p>
            </draw:text-box>
          </draw:frame>
          <draw:frame draw:style-name="gr43" draw:text-style-name="P4" draw:layer="layout" svg:width="2.781cm" svg:height="0.484cm" svg:x="14.274cm" svg:y="9.494cm">
            <draw:text-box>
              <text:p><text:span text:style-name="T1">40</text:span><text:span text:style-name="T2"> damage </text:span><text:span text:style-name="T2">(w/ </text:span><text:span text:style-name="T2">punches)</text:span></text:p>
            </draw:text-box>
          </draw:frame>
          <draw:g draw:style-name="gr1">
            <draw:custom-shape draw:style-name="gr9" draw:text-style-name="P9" draw:layer="measurelines" svg:width="0.127cm" svg:height="0.127cm" svg:x="15.497cm" svg:y="9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497cm" svg:y="9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measurelines" svg:width="0.127cm" svg:height="0.127cm" svg:x="15.624cm" svg:y="9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5.624cm" svg:y="9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" draw:text-style-name="P1" draw:layer="layout" svg:width="0.381cm" svg:height="0.381cm" svg:x="6.593cm" svg:y="1.331cm">
          <draw:image xlink:href="Pictures/10000001000004000000040055E09CEE.png" xlink:type="simple" xlink:show="embed" xlink:actuate="onLoad" draw:mime-type="image/png">
            <text:p/>
          </draw:image>
        </draw:frame>
        <draw:g draw:style-name="gr1">
          <draw:g draw:style-name="gr1">
            <draw:custom-shape draw:style-name="gr44" draw:text-style-name="P25" draw:layer="layout" svg:width="1.381cm" svg:height="1.657cm" svg:x="5.655cm" svg:y="1.6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26" draw:layer="layout" svg:width="1.381cm" svg:height="1.657cm" svg:x="4.272cm" svg:y="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6" draw:text-style-name="P31" draw:layer="layout" svg:width="2.239cm" svg:height="0.486cm" svg:x="4.532cm" svg:y="1.735cm">
            <text:p text:style-name="P30"><text:span text:style-name="T10">Cobra Clu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539cm" svg:height="0.484cm" svg:x="4.937cm" svg:y="2.484cm">
            <draw:text-box>
              <text:p><text:span text:style-name="T1">20</text:span><text:span text:style-name="T2"> </text:span><text:span text:style-name="T2">damag</text:span><text:span text:style-name="T2">e</text:span></text:p>
            </draw:text-box>
          </draw:frame>
          <draw:g draw:style-name="gr1">
            <draw:frame draw:style-name="gr31" draw:text-style-name="P1" draw:layer="layout" svg:width="0.254cm" svg:height="0.254cm" svg:x="5.492cm" svg:y="2.237cm">
              <draw:image xlink:href="Pictures/10000001000000500000005050E511C0.png" xlink:type="simple" xlink:show="embed" xlink:actuate="onLoad" draw:mime-type="image/png">
                <text:p/>
              </draw:image>
            </draw:frame>
            <draw:frame draw:style-name="gr31" draw:text-style-name="P1" draw:layer="layout" svg:width="0.254cm" svg:height="0.254cm" svg:x="4.726cm" svg:y="2.239cm">
              <draw:image xlink:href="Pictures/1000000100000050000000500F7FCAE6.png" xlink:type="simple" xlink:show="embed" xlink:actuate="onLoad" draw:mime-type="image/png">
                <text:p/>
              </draw:image>
            </draw:frame>
            <draw:frame draw:style-name="gr31" draw:text-style-name="P1" draw:layer="layout" svg:width="0.254cm" svg:height="0.254cm" svg:x="4.98cm" svg:y="2.239cm">
              <draw:image xlink:href="Pictures/1000000100000050000000504EB58C4A.png" xlink:type="simple" xlink:show="embed" xlink:actuate="onLoad" draw:mime-type="image/png">
                <text:p/>
              </draw:image>
            </draw:frame>
            <draw:frame draw:style-name="gr31" draw:text-style-name="P1" draw:layer="layout" svg:width="0.254cm" svg:height="0.254cm" svg:x="5.234cm" svg:y="2.239cm">
              <draw:image xlink:href="Pictures/100000010000005000000050416E9E0A.png" xlink:type="simple" xlink:show="embed" xlink:actuate="onLoad" draw:mime-type="image/png">
                <text:p/>
              </draw:image>
            </draw:frame>
            <draw:frame draw:style-name="gr47" draw:text-style-name="P32" draw:layer="layout" svg:width="0.685cm" svg:height="0.484cm" svg:x="5.909cm" svg:y="2.114cm">
              <draw:text-box>
                <text:p><text:span text:style-name="T9">or</text:span></text:p>
              </draw:text-box>
            </draw:frame>
            <draw:g draw:style-name="gr1">
              <draw:custom-shape draw:style-name="gr9" draw:text-style-name="P9" draw:layer="layout" svg:width="0.127cm" svg:height="0.127cm" svg:x="5.821cm" svg:y="2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5.821cm" svg:y="2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127cm" svg:height="0.127cm" svg:x="5.948cm" svg:y="2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5.948cm" svg:y="2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layout" svg:width="0.127cm" svg:height="0.127cm" svg:x="6.415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0.127cm" svg:height="0.127cm" svg:x="6.415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6.542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layout" svg:width="0.127cm" svg:height="0.127cm" svg:x="6.542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6.542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8" draw:layer="layout" svg:width="0.127cm" svg:height="0.127cm" svg:x="6.542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48" draw:text-style-name="P34" draw:layer="layout" svg:width="0.254cm" svg:height="0.254cm" svg:x="4.43cm" svg:y="2.964cm">
            <draw:image xlink:href="Pictures/1000000100000050000000506848CEBE.png" xlink:type="simple" xlink:show="embed" xlink:actuate="onLoad" draw:mime-type="image/png">
              <text:p text:style-name="P33"><text:span text:style-name="T11"><text:s text:c="8"/></text:span><text:span text:style-name="T12">Ambiguous </text:span><text:span text:style-name="T12">break, must break </text:span><text:span text:style-name="T12">1 or 2</text:span></text:p>
              <text:p text:style-name="P33"><text:span text:style-name="T12"><text:s text:c="12"/>Depending </text:span><text:span text:style-name="T12">on 1+3 or 2+4 </text:span><text:span text:style-name="T12">input</text:span></text:p>
            </draw:image>
          </draw:frame>
        </draw:g>
        <draw:custom-shape draw:style-name="gr24" draw:text-style-name="P16" draw:layer="layout" svg:width="1.602cm" svg:height="0.412cm" svg:x="7.356cm" svg:y="12.159cm">
          <text:p text:style-name="P15"><text:span text:style-name="T5">Floor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602cm" svg:height="0.412cm" svg:x="9.858cm" svg:y="12.159cm">
          <text:p text:style-name="P15"><text:span text:style-name="T5">Ho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" draw:layer="layout" svg:x1="15.42cm" svg:y1="12.573cm" svg:x2="15.929cm" svg:y2="12.559cm">
          <text:p/>
        </draw:line>
        <draw:custom-shape draw:style-name="gr50" draw:text-style-name="P1" draw:layer="layout" svg:width="5.623cm" svg:height="3.103cm" svg:x="12.944cm" svg:y="10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frame draw:style-name="gr2" draw:text-style-name="P1" draw:layer="layout" svg:width="0.381cm" svg:height="0.381cm" svg:x="17.607cm" svg:y="11.46cm">
            <draw:image xlink:href="Pictures/10000001000004000000040055E09CEE.png" xlink:type="simple" xlink:show="embed" xlink:actuate="onLoad" draw:mime-type="image/png">
              <text:p/>
            </draw:image>
          </draw:frame>
          <draw:g draw:style-name="gr1">
            <draw:custom-shape draw:style-name="gr51" draw:text-style-name="P35" draw:layer="layout" svg:width="2.032cm" svg:height="1.422cm" svg:x="15.943cm" svg:y="11.829cm">
              <text:p text:style-name="P2"><text:span text:style-name="T1">Jaguar Screw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1" draw:text-style-name="P1" draw:layer="layout" svg:width="0.254cm" svg:height="0.254cm" svg:x="16.662cm" svg:y="12.435cm">
              <draw:image xlink:href="Pictures/100000010000005000000050416E9E0A.png" xlink:type="simple" xlink:show="embed" xlink:actuate="onLoad" draw:mime-type="image/png">
                <text:p/>
              </draw:image>
            </draw:frame>
            <draw:frame draw:style-name="gr4" draw:text-style-name="P4" draw:layer="layout" svg:width="1.539cm" svg:height="0.484cm" svg:x="16.19cm" svg:y="12.721cm">
              <draw:text-box>
                <text:p><text:span text:style-name="T1">38</text:span><text:span text:style-name="T2"> damage</text:span></text:p>
              </draw:text-box>
            </draw:frame>
            <draw:g draw:style-name="gr1">
              <draw:custom-shape draw:style-name="gr9" draw:text-style-name="P9" draw:layer="measurelines" svg:width="0.127cm" svg:height="0.127cm" svg:x="16.96cm" svg:y="12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16.96cm" svg:y="12.5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7cm" svg:height="0.127cm" svg:x="17.087cm" svg:y="12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17.087cm" svg:y="12.5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52" draw:text-style-name="P1" draw:layer="layout" svg:width="0.33cm" svg:height="0.33cm" svg:x="17.255cm" svg:y="11.478cm">
            <draw:image xlink:href="Pictures/100000010000005000000050585118E0.png" xlink:type="simple" xlink:show="embed" xlink:actuate="onLoad" draw:mime-type="image/png">
              <text:p/>
            </draw:image>
          </draw:frame>
        </draw:g>
        <draw:g draw:style-name="gr1">
          <draw:custom-shape draw:style-name="gr53" draw:text-style-name="P37" draw:layer="layout" svg:width="1.618cm" svg:height="0.382cm" svg:x="14.647cm" svg:y="2.391cm">
            <text:p text:style-name="P36"><text:span text:style-name="T9">Full crou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9" draw:text-style-name="P9" draw:layer="measurelines" svg:width="0.127cm" svg:height="0.127cm" svg:x="16.111cm" svg:y="2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6.111cm" svg:y="2.5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measurelines" svg:width="0.127cm" svg:height="0.127cm" svg:x="16.238cm" svg:y="2.4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16.238cm" svg:y="2.5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4" draw:text-style-name="P27" draw:layer="layout" svg:width="2.096cm" svg:height="0.359cm" svg:x="14.627cm" svg:y="1.945cm">
            <text:p text:style-name="P2"><text:span text:style-name="T1">Ultimate Tack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55" draw:text-style-name="P38" draw:layer="layout" svg:width="2.159cm" svg:height="2.159cm" svg:x="10.07cm" svg:y="2.494cm">
            <text:p text:style-name="P2"><text:span text:style-name="T1">Human Neckti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4" draw:layer="layout" svg:width="1.561cm" svg:height="0.484cm" svg:x="10.396cm" svg:y="4.152cm">
            <draw:text-box>
              <text:p text:style-name="P39"><text:span text:style-name="T13">60</text:span> damage</text:p>
            </draw:text-box>
          </draw:frame>
          <draw:g draw:style-name="gr1">
            <draw:g draw:style-name="gr1">
              <draw:custom-shape draw:style-name="gr5" draw:text-style-name="P5" draw:layer="measurelines" svg:width="0.12cm" svg:height="0.127cm" svg:x="10.705cm" svg:y="3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measurelines" svg:width="0.12cm" svg:height="0.127cm" svg:x="10.705cm" svg:y="3.8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cm" svg:height="0.127cm" svg:x="10.825cm" svg:y="3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cm" svg:height="0.127cm" svg:x="10.825cm" svg:y="3.83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11.312cm" svg:y="3.7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11.312cm" svg:y="3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1.439cm" svg:y="3.7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1.439cm" svg:y="3.8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10.998cm" svg:y="3.7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10.998cm" svg:y="3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1.125cm" svg:y="3.7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1.125cm" svg:y="3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5" draw:text-style-name="P5" draw:layer="measurelines" svg:width="0.12cm" svg:height="0.127cm" svg:x="10.707cm" svg:y="3.3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measurelines" svg:width="0.12cm" svg:height="0.127cm" svg:x="10.707cm" svg:y="3.498cm">
                <text:p text:style-name="P40"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cm" svg:height="0.127cm" svg:x="10.827cm" svg:y="3.3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cm" svg:height="0.127cm" svg:x="10.827cm" svg:y="3.498cm">
                <text:p text:style-name="P40"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11.309cm" svg:y="3.3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1.309cm" svg:y="3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1.436cm" svg:y="3.3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1.436cm" svg:y="3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layout" svg:width="0.127cm" svg:height="0.127cm" svg:x="10.998cm" svg:y="3.3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0.998cm" svg:y="3.4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127cm" svg:height="0.127cm" svg:x="11.125cm" svg:y="3.37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1.125cm" svg:y="3.4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">
          <draw:custom-shape draw:style-name="gr55" draw:text-style-name="P38" draw:layer="layout" svg:width="2.159cm" svg:height="2.159cm" svg:x="7.189cm" svg:y="3.941cm">
            <text:p text:style-name="P2"><text:span text:style-name="T1">Sleeper</text:span></text:p>
            <text:p text:style-name="P2"><text:span text:style-name="T1"/></text:p>
            <text:p text:style-name="P2"><text:span text:style-name="T1"/></text:p>
            <text:p text:style-name="P2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9" draw:text-style-name="P9" draw:layer="measurelines" svg:width="0.127cm" svg:height="0.127cm" svg:x="8.282cm" svg:y="4.7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8.282cm" svg:y="4.8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measurelines" svg:width="0.127cm" svg:height="0.127cm" svg:x="8.409cm" svg:y="4.7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measurelines" svg:width="0.127cm" svg:height="0.127cm" svg:x="8.409cm" svg:y="4.8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" draw:text-style-name="P4" draw:layer="layout" svg:width="1.539cm" svg:height="0.484cm" svg:x="7.561cm" svg:y="5.588cm">
            <draw:text-box>
              <text:p><text:span text:style-name="T1">35</text:span><text:span text:style-name="T2"> damage</text:span></text:p>
            </draw:text-box>
          </draw:frame>
          <draw:g draw:style-name="gr1">
            <draw:custom-shape draw:style-name="gr5" draw:text-style-name="P5" draw:layer="layout" svg:width="0.127cm" svg:height="0.127cm" svg:x="7.963cm" svg:y="4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27cm" svg:height="0.127cm" svg:x="7.963cm" svg:y="4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27cm" svg:height="0.127cm" svg:x="8.09cm" svg:y="4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0.127cm" svg:height="0.127cm" svg:x="8.09cm" svg:y="4.8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5" draw:text-style-name="P5" draw:layer="layout" svg:width="0.127cm" svg:height="0.127cm" svg:x="7.963cm" svg:y="5.0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27cm" svg:height="0.127cm" svg:x="7.963cm" svg:y="5.1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0.127cm" svg:height="0.127cm" svg:x="8.09cm" svg:y="5.0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0.127cm" svg:height="0.127cm" svg:x="8.09cm" svg:y="5.1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custom-shape draw:style-name="gr9" draw:text-style-name="P9" draw:layer="layout" svg:width="0.127cm" svg:height="0.127cm" svg:x="8.28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0" draw:layer="layout" svg:width="0.127cm" svg:height="0.127cm" svg:x="8.28cm" svg:y="5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0.127cm" svg:height="0.127cm" svg:x="8.407cm" svg:y="5.0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0.127cm" svg:height="0.127cm" svg:x="8.407cm" svg:y="5.1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12" draw:text-style-name="P1" draw:layer="layout" svg:x1="5.707cm" svg:y1="6.097cm" svg:x2="4.323cm" svg:y2="6.675cm">
          <text:p/>
        </draw:line>
        <draw:g draw:style-name="gr57">
          <draw:frame draw:style-name="gr58" draw:text-style-name="P42" draw:layer="layout" svg:width="0.58cm" svg:height="0.408cm" svg:x="6.106cm" svg:y="8.718cm">
            <draw:text-box>
              <text:p text:style-name="P41"><text:span text:style-name="T14">‡</text:span></text:p>
            </draw:text-box>
          </draw:frame>
          <draw:frame draw:style-name="gr58" draw:text-style-name="P44" draw:layer="layout" svg:width="2.078cm" svg:height="0.489cm" svg:x="6.228cm" svg:y="8.713cm">
            <draw:text-box>
              <text:p text:style-name="P43"><text:span text:style-name="T15">If you mashed </text:span><text:span text:style-name="T15">during Neck </text:span><text:span text:style-name="T15">Drop, </text:span></text:p>
              <text:p text:style-name="P43"><text:span text:style-name="T15">release 2 and </text:span><text:span text:style-name="T15">then hold </text:span><text:span text:style-name="T15">again</text:span></text:p>
            </draw:text-box>
          </draw:frame>
        </draw:g>
        <draw:g draw:style-name="gr1">
          <draw:custom-shape draw:style-name="gr59" draw:text-style-name="P3" draw:layer="layout" svg:width="2.159cm" svg:height="2.159cm" svg:x="10.075cm" svg:y="5.144cm">
            <text:p text:style-name="P2"><text:span text:style-name="T1">Triple Tr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" draw:layer="layout" svg:width="1.54cm" svg:height="0.484cm" svg:x="10.408cm" svg:y="6.782cm">
            <draw:text-box>
              <text:p><text:span text:style-name="T1">55</text:span><text:span text:style-name="T2"> damage</text:span></text:p>
            </draw:text-box>
          </draw:frame>
          <draw:g draw:style-name="gr1">
            <draw:g draw:style-name="gr1">
              <draw:custom-shape draw:style-name="gr9" draw:text-style-name="P9" draw:layer="measurelines" svg:width="0.12cm" svg:height="0.12cm" svg:x="11.32cm" svg:y="5.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cm" svg:height="0.119cm" svg:x="11.32cm" svg:y="5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1cm" svg:height="0.12cm" svg:x="11.44cm" svg:y="5.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1cm" svg:height="0.119cm" svg:x="11.44cm" svg:y="5.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cm" svg:height="0.119cm" svg:x="11.011cm" svg:y="5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cm" svg:height="0.12cm" svg:x="11.011cm" svg:y="5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121cm" svg:height="0.119cm" svg:x="11.131cm" svg:y="5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1cm" svg:height="0.12cm" svg:x="11.131cm" svg:y="5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1cm" svg:height="0.119cm" svg:x="10.693cm" svg:y="5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1cm" svg:height="0.12cm" svg:x="10.693cm" svg:y="5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12cm" svg:height="0.119cm" svg:x="10.814cm" svg:y="5.7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cm" svg:height="0.12cm" svg:x="10.814cm" svg:y="5.8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custom-shape draw:style-name="gr9" draw:text-style-name="P9" draw:layer="layout" svg:width="0.127cm" svg:height="0.127cm" svg:x="11.003cm" svg:y="6.0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11.003cm" svg:y="6.1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1.13cm" svg:y="6.0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1.13cm" svg:y="6.1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10.689cm" svg:y="6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10.689cm" svg:y="6.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0.816cm" svg:y="6.06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0.816cm" svg:y="6.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11.318cm" svg:y="6.0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11.318cm" svg:y="6.1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1.445cm" svg:y="6.0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1.445cm" svg:y="6.1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frame draw:style-name="gr58" draw:text-style-name="P46" draw:layer="layout" svg:width="0.795cm" svg:height="0.37cm" svg:x="10.558cm" svg:y="6.538cm">
              <draw:text-box>
                <text:p text:style-name="P45"><text:span text:style-name="T16">HOLD</text:span></text:p>
              </draw:text-box>
            </draw:frame>
            <draw:g draw:style-name="gr1">
              <draw:g draw:style-name="gr1">
                <draw:g draw:style-name="gr1">
                  <draw:custom-shape draw:style-name="gr5" draw:text-style-name="P5" draw:layer="layout" svg:width="0.127cm" svg:height="0.127cm" svg:x="10.827cm" svg:y="6.38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10.827cm" svg:y="6.51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" draw:text-style-name="P7" draw:layer="layout" svg:width="0.127cm" svg:height="0.127cm" svg:x="10.954cm" svg:y="6.38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10.954cm" svg:y="6.51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 draw:style-name="gr1">
                <draw:custom-shape draw:style-name="gr9" draw:text-style-name="P9" draw:layer="layout" svg:width="0.127cm" svg:height="0.127cm" svg:x="11.163cm" svg:y="6.3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11.163cm" svg:y="6.5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5" draw:layer="layout" svg:width="0.127cm" svg:height="0.127cm" svg:x="11.29cm" svg:y="6.3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11.29cm" svg:y="6.5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61" draw:text-style-name="P48" draw:layer="layout" svg:width="0.809cm" svg:height="0.37cm" svg:x="10.897cm" svg:y="6.536cm">
              <draw:text-box>
                <text:p text:style-name="P47"><text:span text:style-name="T17">MASH</text:span></text:p>
              </draw:text-box>
            </draw:frame>
          </draw:g>
        </draw:g>
        <draw:g draw:style-name="gr1">
          <draw:frame draw:style-name="gr2" draw:text-style-name="P1" draw:layer="layout" svg:width="0.381cm" svg:height="0.381cm" svg:x="15.097cm" svg:y="11.465cm">
            <draw:image xlink:href="Pictures/10000001000004000000040055E09CEE.png" xlink:type="simple" xlink:show="embed" xlink:actuate="onLoad" draw:mime-type="image/png">
              <text:p/>
            </draw:image>
          </draw:frame>
          <draw:frame draw:style-name="gr62" draw:text-style-name="P1" draw:layer="layout" svg:width="0.33cm" svg:height="0.33cm" svg:x="14.747cm" svg:y="11.474cm">
            <draw:image xlink:href="Pictures/100000010000005000000050E78C05AE.png" xlink:type="simple" xlink:show="embed" xlink:actuate="onLoad" draw:mime-type="image/png">
              <text:p/>
            </draw:image>
          </draw:frame>
          <draw:g draw:style-name="gr1">
            <draw:g draw:style-name="gr1">
              <draw:custom-shape draw:style-name="gr63" draw:text-style-name="P26" draw:layer="layout" svg:width="1.017cm" svg:height="1.422cm" svg:x="13.4cm" svg:y="11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25" draw:layer="layout" svg:width="1.015cm" svg:height="1.422cm" svg:x="14.417cm" svg:y="11.8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65" draw:text-style-name="P49" draw:layer="layout" svg:width="1.204cm" svg:height="0.485cm" svg:x="13.82cm" svg:y="11.903cm">
              <draw:text-box>
                <text:p><text:span text:style-name="T1">Suple</text:span><text:span text:style-name="T1">x</text:span></text:p>
              </draw:text-box>
            </draw:frame>
          </draw:g>
          <draw:frame draw:style-name="gr4" draw:text-style-name="P4" draw:layer="layout" svg:width="1.539cm" svg:height="0.484cm" svg:x="13.599cm" svg:y="12.662cm">
            <draw:text-box>
              <text:p><text:span text:style-name="T1">35</text:span><text:span text:style-name="T2"> damage</text:span></text:p>
            </draw:text-box>
          </draw:frame>
          <draw:g draw:style-name="gr1">
            <draw:frame draw:style-name="gr31" draw:text-style-name="P1" draw:layer="layout" svg:width="0.254cm" svg:height="0.254cm" svg:x="13.727cm" svg:y="12.403cm">
              <draw:image xlink:href="Pictures/1000000100000050000000500F7FCAE6.png" xlink:type="simple" xlink:show="embed" xlink:actuate="onLoad" draw:mime-type="image/png">
                <text:p/>
              </draw:image>
            </draw:frame>
            <draw:frame draw:style-name="gr66" draw:text-style-name="P4" draw:layer="layout" svg:width="0.685cm" svg:height="0.484cm" svg:x="14.095cm" svg:y="12.291cm">
              <draw:text-box>
                <text:p><text:span text:style-name="T2">or</text:span></text:p>
              </draw:text-box>
            </draw:frame>
            <draw:g draw:style-name="gr1">
              <draw:custom-shape draw:style-name="gr5" draw:text-style-name="P5" draw:layer="layout" svg:width="0.127cm" svg:height="0.127cm" svg:x="14.024cm" svg:y="12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4.024cm" svg:y="12.5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4.151cm" svg:y="12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4.151cm" svg:y="12.5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4.151cm" svg:y="12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4.151cm" svg:y="12.5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layout" svg:width="0.127cm" svg:height="0.127cm" svg:x="14.601cm" svg:y="1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4.601cm" svg:y="12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4.728cm" svg:y="1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0.127cm" svg:height="0.127cm" svg:x="14.728cm" svg:y="12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14.728cm" svg:y="1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14.728cm" svg:y="12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">
          <draw:custom-shape draw:style-name="gr67" draw:text-style-name="P38" draw:layer="layout" svg:width="2.217cm" svg:height="2.116cm" svg:x="6.069cm" svg:y="6.702cm">
            <text:p text:style-name="P2"><text:span text:style-name="T1">3-Count P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539cm" svg:height="0.484cm" svg:x="6.441cm" svg:y="8.297cm">
            <draw:text-box>
              <text:p><text:span text:style-name="T1">65</text:span><text:span text:style-name="T2"> damage</text:span></text:p>
            </draw:text-box>
          </draw:frame>
          <draw:g draw:style-name="gr1">
            <draw:g draw:style-name="gr1">
              <draw:custom-shape draw:style-name="gr9" draw:text-style-name="P9" draw:layer="measurelines" svg:width="0.127cm" svg:height="0.127cm" svg:x="6.914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6.914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7.041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7.041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5" draw:text-style-name="P5" draw:layer="measurelines" svg:width="0.127cm" svg:height="0.127cm" svg:x="6.597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6.597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9" draw:layer="measurelines" svg:width="0.127cm" svg:height="0.127cm" svg:x="6.724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6.724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measurelines" svg:width="0.127cm" svg:height="0.127cm" svg:x="7.23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7.23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7.357cm" svg:y="7.2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7.357cm" svg:y="7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measurelines" svg:width="0.127cm" svg:height="0.127cm" svg:x="7.558cm" svg:y="7.2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7.558cm" svg:y="7.4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7cm" svg:height="0.127cm" svg:x="7.685cm" svg:y="7.2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7.685cm" svg:y="7.4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draw:style-name="gr1">
            <draw:g draw:style-name="gr1">
              <draw:g draw:style-name="gr1">
                <draw:custom-shape draw:style-name="gr5" draw:text-style-name="P5" draw:layer="layout" svg:width="0.127cm" svg:height="0.127cm" svg:x="6.593cm" svg:y="7.6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6.593cm" svg:y="7.7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6.72cm" svg:y="7.6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6.72cm" svg:y="7.74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 draw:style-name="gr1">
              <draw:custom-shape draw:style-name="gr9" draw:text-style-name="P9" draw:layer="layout" svg:width="0.127cm" svg:height="0.127cm" svg:x="7.555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7.555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7.682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7.682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6.909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6.909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7.036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7.036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7.225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7.225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7.352cm" svg:y="7.6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7.352cm" svg:y="7.7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58" draw:text-style-name="P51" draw:layer="layout" svg:width="0.58cm" svg:height="0.408cm" svg:x="7.269cm" svg:y="7.809cm">
            <draw:text-box>
              <text:p text:style-name="P50"><text:span text:style-name="T14">‡</text:span></text:p>
            </draw:text-box>
          </draw:frame>
          <draw:g draw:style-name="gr1">
            <draw:frame draw:style-name="gr58" draw:text-style-name="P46" draw:layer="layout" svg:width="0.795cm" svg:height="0.37cm" svg:x="6.631cm" svg:y="8.098cm">
              <draw:text-box>
                <text:p text:style-name="P45"><text:span text:style-name="T16">HOLD</text:span></text:p>
              </draw:text-box>
            </draw:frame>
            <draw:g draw:style-name="gr1">
              <draw:g draw:style-name="gr1">
                <draw:g draw:style-name="gr1">
                  <draw:custom-shape draw:style-name="gr5" draw:text-style-name="P5" draw:layer="layout" svg:width="0.127cm" svg:height="0.127cm" svg:x="6.9cm" svg:y="7.9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6.9cm" svg:y="8.0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" draw:text-style-name="P7" draw:layer="layout" svg:width="0.127cm" svg:height="0.127cm" svg:x="7.027cm" svg:y="7.94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7.027cm" svg:y="8.07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 draw:style-name="gr1">
                <draw:custom-shape draw:style-name="gr9" draw:text-style-name="P9" draw:layer="layout" svg:width="0.127cm" svg:height="0.127cm" svg:x="7.236cm" svg:y="7.9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7.236cm" svg:y="8.0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5" draw:layer="layout" svg:width="0.127cm" svg:height="0.127cm" svg:x="7.363cm" svg:y="7.9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7.363cm" svg:y="8.0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61" draw:text-style-name="P48" draw:layer="layout" svg:width="0.809cm" svg:height="0.37cm" svg:x="6.97cm" svg:y="8.096cm">
              <draw:text-box>
                <text:p text:style-name="P47"><text:span text:style-name="T17">MASH</text:span></text:p>
              </draw:text-box>
            </draw:frame>
          </draw:g>
        </draw:g>
        <draw:line draw:style-name="gr13" draw:text-style-name="P1" draw:layer="layout" svg:x1="5.751cm" svg:y1="6.096cm" svg:x2="7.155cm" svg:y2="6.699cm">
          <text:p/>
        </draw:line>
        <draw:g draw:style-name="gr1">
          <draw:custom-shape draw:style-name="gr68" draw:text-style-name="P18" draw:layer="layout" svg:width="2.291cm" svg:height="1.898cm" svg:x="14.477cm" svg:y="5.866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9" draw:text-style-name="P53" draw:layer="layout" svg:width="2.203cm" svg:height="0.431cm" svg:x="14.548cm" svg:y="5.928cm">
              <text:p text:style-name="P52"><text:span text:style-name="T18">Optional after 3rd pu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9" draw:text-style-name="P9" draw:layer="measurelines" svg:width="0.127cm" svg:height="0.127cm" svg:x="15.481cm" svg:y="7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15.481cm" svg:y="7.2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7cm" svg:height="0.127cm" svg:x="15.608cm" svg:y="7.1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15.608cm" svg:y="7.2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0" draw:text-style-name="P55" draw:layer="layout" svg:width="2.107cm" svg:height="0.565cm" svg:x="14.694cm" svg:y="6.27cm">
              <draw:text-box>
                <text:p text:style-name="P54"><text:span text:style-name="T19">Can tap and hold </text:span><text:span text:style-name="T19">either</text:span></text:p>
              </draw:text-box>
            </draw:frame>
            <draw:g draw:style-name="gr1">
              <draw:frame draw:style-name="gr71" draw:text-style-name="P46" draw:layer="layout" svg:width="0.617cm" svg:height="0.489cm" svg:x="15.307cm" svg:y="6.536cm">
                <draw:text-box>
                  <text:p text:style-name="P45"><text:span text:style-name="T16">or</text:span></text:p>
                  <text:p text:style-name="P45"><text:span text:style-name="T16"/></text:p>
                </draw:text-box>
              </draw:frame>
              <draw:g draw:style-name="gr1">
                <draw:g draw:style-name="gr1">
                  <draw:custom-shape draw:style-name="gr5" draw:text-style-name="P5" draw:layer="layout" svg:width="0.127cm" svg:height="0.127cm" svg:x="15.246cm" svg:y="6.58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15.246cm" svg:y="6.71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" draw:text-style-name="P7" draw:layer="layout" svg:width="0.127cm" svg:height="0.127cm" svg:x="15.373cm" svg:y="6.58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15.373cm" svg:y="6.71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 draw:style-name="gr1">
                <draw:custom-shape draw:style-name="gr9" draw:text-style-name="P9" draw:layer="layout" svg:width="0.127cm" svg:height="0.127cm" svg:x="15.685cm" svg:y="6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15.685cm" svg:y="6.7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5" draw:layer="layout" svg:width="0.127cm" svg:height="0.127cm" svg:x="15.812cm" svg:y="6.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15.812cm" svg:y="6.7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70" draw:text-style-name="P55" draw:layer="layout" svg:width="1.483cm" svg:height="0.565cm" svg:x="14.912cm" svg:y="6.828cm">
              <draw:text-box>
                <text:p text:style-name="P54"><text:span text:style-name="T19"><text:s/>and then mash </text:span></text:p>
              </draw:text-box>
            </draw:frame>
            <draw:frame draw:style-name="gr70" draw:text-style-name="P55" draw:layer="layout" svg:width="2.13cm" svg:height="0.565cm" svg:x="14.638cm" svg:y="7.346cm">
              <draw:text-box>
                <text:p text:style-name="P54"><text:span text:style-name="T19">For an easier </text:span><text:span text:style-name="T19">armbar input </text:span></text:p>
              </draw:text-box>
            </draw:frame>
          </draw:g>
        </draw:g>
        <draw:g draw:style-name="gr1">
          <draw:custom-shape draw:style-name="gr72" draw:text-style-name="P11" draw:layer="layout" svg:width="2.159cm" svg:height="2.159cm" svg:x="4.622cm" svg:y="3.959cm">
            <text:p text:style-name="P2"><text:span text:style-name="T1">Neck Dr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1.539cm" svg:height="0.484cm" svg:x="4.976cm" svg:y="5.576cm">
            <draw:text-box>
              <text:p><text:span text:style-name="T1">35</text:span><text:span text:style-name="T2"> damage</text:span></text:p>
            </draw:text-box>
          </draw:frame>
          <draw:g draw:style-name="gr1">
            <draw:g draw:style-name="gr1">
              <draw:custom-shape draw:style-name="gr9" draw:text-style-name="P9" draw:layer="measurelines" svg:width="0.127cm" svg:height="0.127cm" svg:x="5.573cm" svg:y="4.8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573cm" svg:y="4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5.7cm" svg:y="4.8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7cm" svg:y="4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layout" svg:width="0.127cm" svg:height="0.127cm" svg:x="5.878cm" svg:y="4.8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0.127cm" svg:height="0.127cm" svg:x="5.878cm" svg:y="4.93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layout" svg:width="0.127cm" svg:height="0.127cm" svg:x="6.005cm" svg:y="4.8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8" draw:layer="layout" svg:width="0.127cm" svg:height="0.127cm" svg:x="6.005cm" svg:y="4.93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g draw:style-name="gr1">
                <draw:custom-shape draw:style-name="gr5" draw:text-style-name="P5" draw:layer="layout" svg:width="0.127cm" svg:height="0.127cm" svg:x="5.271cm" svg:y="4.8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5.271cm" svg:y="4.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draw:text-style-name="P7" draw:layer="layout" svg:width="0.127cm" svg:height="0.127cm" svg:x="5.398cm" svg:y="4.8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5.398cm" svg:y="4.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draw:style-name="gr1">
            <draw:frame draw:style-name="gr58" draw:text-style-name="P46" draw:layer="layout" svg:width="0.795cm" svg:height="0.37cm" svg:x="5.14cm" svg:y="5.279cm">
              <draw:text-box>
                <text:p text:style-name="P45"><text:span text:style-name="T16">HOLD</text:span></text:p>
              </draw:text-box>
            </draw:frame>
            <draw:g draw:style-name="gr1">
              <draw:g draw:style-name="gr1">
                <draw:g draw:style-name="gr1">
                  <draw:custom-shape draw:style-name="gr5" draw:text-style-name="P5" draw:layer="layout" svg:width="0.127cm" svg:height="0.127cm" svg:x="5.409cm" svg:y="5.1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5.409cm" svg:y="5.25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" draw:text-style-name="P7" draw:layer="layout" svg:width="0.127cm" svg:height="0.127cm" svg:x="5.536cm" svg:y="5.1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6" draw:text-style-name="P6" draw:layer="layout" svg:width="0.127cm" svg:height="0.127cm" svg:x="5.536cm" svg:y="5.25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 draw:style-name="gr1">
                <draw:custom-shape draw:style-name="gr9" draw:text-style-name="P9" draw:layer="layout" svg:width="0.127cm" svg:height="0.127cm" svg:x="5.745cm" svg:y="5.1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5.745cm" svg:y="5.2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" draw:text-style-name="P5" draw:layer="layout" svg:width="0.127cm" svg:height="0.127cm" svg:x="5.872cm" svg:y="5.1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6" draw:text-style-name="P6" draw:layer="layout" svg:width="0.127cm" svg:height="0.127cm" svg:x="5.872cm" svg:y="5.2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61" draw:text-style-name="P48" draw:layer="layout" svg:width="0.809cm" svg:height="0.37cm" svg:x="5.479cm" svg:y="5.277cm">
              <draw:text-box>
                <text:p text:style-name="P47"><text:span text:style-name="T17">MASH</text:span></text:p>
              </draw:text-box>
            </draw:frame>
          </draw:g>
          <draw:g draw:style-name="gr1">
            <draw:g draw:style-name="gr1">
              <draw:custom-shape draw:style-name="gr5" draw:text-style-name="P5" draw:layer="measurelines" svg:width="0.127cm" svg:height="0.127cm" svg:x="5.272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272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29" draw:layer="measurelines" svg:width="0.127cm" svg:height="0.127cm" svg:x="5.399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399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measurelines" svg:width="0.127cm" svg:height="0.127cm" svg:x="5.573cm" svg:y="4.4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573cm" svg:y="4.6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measurelines" svg:width="0.127cm" svg:height="0.127cm" svg:x="5.7cm" svg:y="4.4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7cm" svg:y="4.6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">
              <draw:custom-shape draw:style-name="gr9" draw:text-style-name="P9" draw:layer="measurelines" svg:width="0.127cm" svg:height="0.127cm" svg:x="5.881cm" svg:y="4.4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5.881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7" draw:layer="measurelines" svg:width="0.127cm" svg:height="0.127cm" svg:x="6.008cm" svg:y="4.4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measurelines" svg:width="0.127cm" svg:height="0.127cm" svg:x="6.008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7:51:42.261578511</meta:creation-date>
    <meta:editing-duration>P0D</meta:editing-duration>
    <meta:editing-cycles>1</meta:editing-cycles>
    <meta:generator>LibreOffice/25.8.2.2$Linux_X86_64 LibreOffice_project/d401f2107ccab8f924a8e2df40f573aab7605b6f</meta:generator>
    <dc:contributor>Ausuri</dc:contributor>
    <dc:publisher>Ausuri</dc:publisher>
    <dc:title>Armor King Tekken 8 Throw Chart</dc:title>
    <meta:print-date>2025-10-16T13:52:46.522975835</meta:print-date>
    <meta:printed-by>PDF files</meta:printed-by>
    <meta:document-statistic meta:object-count="464"/>
  </office:meta>
</office:document-meta>
</file>